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fo:language="it" fo:country="IT"/>
    </style:style>
    <style:style style:name="P3" style:family="paragraph" style:parent-style-name="Text_20_body">
      <style:paragraph-properties fo:text-align="start" style:justify-single-word="false"/>
      <style:text-properties fo:language="it" fo:country="IT"/>
    </style:style>
    <style:style style:name="P4" style:family="paragraph" style:parent-style-name="Text_20_body" style:list-style-name="L1">
      <style:text-properties fo:language="it" fo:country="IT"/>
    </style:style>
    <style:style style:name="P5" style:family="paragraph" style:parent-style-name="Text_20_body">
      <style:paragraph-properties fo:text-align="start" style:justify-single-word="false"/>
      <style:text-properties fo:language="it" fo:country="IT"/>
    </style:style>
    <style:style style:name="P6" style:family="paragraph" style:parent-style-name="Text_20_body" style:list-style-name="L2">
      <style:paragraph-properties fo:text-align="start" style:justify-single-word="false"/>
      <style:text-properties fo:language="it" fo:country="IT"/>
    </style:style>
    <style:style style:name="P7" style:family="paragraph" style:parent-style-name="Text_20_body" style:list-style-name="L4">
      <style:paragraph-properties fo:text-align="start" style:justify-single-word="false"/>
      <style:text-properties fo:language="it" fo:country="IT"/>
    </style:style>
    <style:style style:name="P8" style:family="paragraph" style:parent-style-name="Text_20_body" style:list-style-name="L5">
      <style:paragraph-properties fo:text-align="start" style:justify-single-word="false"/>
      <style:text-properties fo:language="it" fo:country="IT"/>
    </style:style>
    <style:style style:name="P9" style:family="paragraph" style:parent-style-name="Text_20_body" style:list-style-name="L6">
      <style:text-properties fo:language="it" fo:country="IT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 style:list-style-name="L4">
      <style:paragraph-properties fo:text-align="start" style:justify-single-word="false"/>
    </style:style>
    <style:style style:name="P12" style:family="paragraph" style:parent-style-name="Text_20_body" style:list-style-name="L3">
      <style:paragraph-properties fo:margin-left="0.9846in" fo:margin-right="0in" fo:text-align="start" style:justify-single-word="false" fo:text-indent="-0.25in" style:auto-text-indent="false"/>
      <style:text-properties fo:language="it" fo:country="IT"/>
    </style:style>
    <style:style style:name="P13" style:family="paragraph" style:parent-style-name="Text_20_body" style:list-style-name="L3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language="it" fo:country="IT"/>
    </style:style>
    <style:style style:name="P15" style:family="paragraph" style:parent-style-name="Text_20_body" style:list-style-name="L3">
      <style:paragraph-properties fo:margin-left="0in" fo:margin-right="0in" fo:text-align="start" style:justify-single-word="false" fo:text-indent="0in" style:auto-text-indent="false"/>
      <style:text-properties fo:language="it" fo:country="IT"/>
    </style:style>
    <style:style style:name="P16" style:family="paragraph" style:parent-style-name="Heading_20_1">
      <style:paragraph-properties fo:text-align="center" style:justify-single-word="false"/>
      <style:text-properties fo:language="it" fo:country="IT"/>
    </style:style>
    <style:style style:name="P17" style:family="paragraph" style:parent-style-name="Heading_20_2">
      <style:text-properties fo:language="it" fo:country="IT"/>
    </style:style>
    <style:style style:name="P18" style:family="paragraph" style:parent-style-name="Heading_20_2">
      <style:paragraph-properties fo:text-align="center" style:justify-single-word="false"/>
      <style:text-properties fo:language="it" fo:country="IT"/>
    </style:style>
    <style:style style:name="P19" style:family="paragraph" style:parent-style-name="Heading_20_2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language="it" fo:country="I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346in" fo:text-indent="-0.25in" fo:margin-left="0.7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2">Relazione LinQedIn </text:span><text:span text:style-name="T1">Davide Rigoni</text:span></text:h>
      <text:p text:style-name="P3"/>
      <text:p text:style-name="P3">Versione Qt: 5.2.1</text:p>
      <text:p text:style-name="P3">Ambiente di sviluppo: Qr Creator 3.0.1</text:p>
      <text:p text:style-name="P3"/>
      <text:h text:style-name="P17" text:outline-level="2">Il progetto</text:h>
      <text:p text:style-name="P2">Il progetto e' stato costruito seguendo il pattern MVC, separando la model dalla view con l'ausilio di una classe di controllo.</text:p>
      <text:p text:style-name="P2">LinQedIn si puo' suddividere principalmente in 3 parti.</text:p>
      <text:list xml:id="list2694142771" text:style-name="L1">
        <text:list-item>
          <text:p text:style-name="P4">Login: Questa parte dell'applicazione permette ad un utente di loggarsi in LinQedIn tramite una apposita schermata. Il login pu' essere eseguito come Client, tramite email e password, o come Amministratore . Questa e' la prima finestra che appare quando il programma viene eseguito.</text:p>
        </text:list-item>
        <text:list-item>
          <text:p text:style-name="P4">Parte amministrativa: Questa parte dell'applicazione permette:</text:p>
        </text:list-item>
      </text:list>
      <text:list xml:id="list413596720" text:style-name="L2">
        <text:list-item>
          <text:list>
            <text:list-item>
              <text:p text:style-name="P6">Aggiungere o rimuovere utenti.</text:p>
            </text:list-item>
            <text:list-item>
              <text:p text:style-name="P6">Modificare il tipo di iscrizione a LinQedIn di un utente.</text:p>
            </text:list-item>
            <text:list-item>
              <text:p text:style-name="P6">Effettuare delle operazioni sul database.</text:p>
            </text:list-item>
            <text:list-item>
              <text:p text:style-name="P6">Cercare degli utenti tramite Nome,Cognome ed Email nel database.</text:p>
            </text:list-item>
          </text:list>
        </text:list-item>
      </text:list>
      <text:list xml:id="list1157665853" text:continue-list="list2694142771" text:style-name="L1">
        <text:list-item>
          <text:p text:style-name="P4">Parte Client: Questa parte permette:</text:p>
        </text:list-item>
      </text:list>
      <text:list xml:id="list1790829259" text:style-name="L3">
        <text:list-item>
          <text:list>
            <text:list-item>
              <text:p text:style-name="P12">Vedere e modificare le informazioni del proprio profilo .</text:p>
            </text:list-item>
            <text:list-item>
              <text:p text:style-name="P12">Vedere e modificare la propria rete delle amicizie.</text:p>
            </text:list-item>
            <text:list-item>
              <text:p text:style-name="P12">Cercare utenti in LinQedIn tramite delle opportune form.</text:p>
            </text:list-item>
            <text:list-item>
              <text:p text:style-name="P12">Vedere i profili di utenti amici o cercati in LinQedIn.</text:p>
              <text:p text:style-name="P15">Il progetto e' stato costruito cercando di modularizzare il pi' possibile le parti e di rendere il codice il piu' estensibile possibile. </text:p>
              <text:p text:style-name="P15">Ogni classe creata ha dei metodi virtuali e dei costruttori che accettano puntatori ad oggetti in modo da poter usare il polimorfismo.</text:p>
              <text:p text:style-name="P13">Ogni classe grafica possiede i campi dati puntatori agli oggetti grafici nella sua parte protetta in modo da permettere alle classi derivate di accere a questi elementi se necessario.</text:p>
            </text:list-item>
          </text:list>
        </text:list-item>
      </text:list>
      <text:p text:style-name="P14"/>
      <text:h text:style-name="P18" text:outline-level="2">Gli utenti</text:h>
      <text:p text:style-name="P14">Ogni utente deriva direttamente o indirettamente dalla classe base astratta AUser, la quale rappresenta la struttura di un utente con le sue funzioni minime.</text:p>
      <text:p text:style-name="P14">Le classi derivate sono: </text:p>
      <text:list xml:id="list495748715" text:style-name="L4">
        <text:list-item>
          <text:p text:style-name="P7">FreeUser che deriva direttamente da AUser</text:p>
        </text:list-item>
        <text:list-item>
          <text:p text:style-name="P11"><text:span text:style-name="T3">BusinessUser che deriva direttamente da AUser e si differenzia da FreeUser in </text:span><text:soft-page-break/><text:span text:style-name="T3">quanto e' un utente a pagamento con una funzione di ricerca piu' avanzata</text:span></text:p>
        </text:list-item>
        <text:list-item>
          <text:p text:style-name="P7">ExecutiveUser che deriva direttamente da BusinessUser in quanto anch'essa e' a pagamento e presenta una funzione di ricerca piu' avanzata di BusinessUser</text:p>
        </text:list-item>
      </text:list>
      <text:p text:style-name="P3">La classe AUser presenta principlamente:</text:p>
      <text:list xml:id="list1764301972" text:style-name="L5">
        <text:list-item>
          <text:p text:style-name="P8">Un campo dati pubblico puntatore ad un oggetto che rappresenta la lista degli amici</text:p>
        </text:list-item>
        <text:list-item>
          <text:p text:style-name="P8">Un campo dati pubblico puntatore ad un oggetto profilo</text:p>
        </text:list-item>
        <text:list-item>
          <text:p text:style-name="P8">Un campo dato privato che rappresenta la passwordCryptata</text:p>
        </text:list-item>
        <text:list-item>
          <text:p text:style-name="P8">Un metodo virtuale puro pubblico che implmenta la ricerca fatta dagli utenti</text:p>
        </text:list-item>
        <text:list-item>
          <text:p text:style-name="P8">Un costruttore che accetta come passaggio di parametri dei puntatori polimorfi all'oggetto profilo e all'oggetto che rappresenta la rete delle amicizie</text:p>
        </text:list-item>
      </text:list>
      <text:p text:style-name="P3"/>
      <text:p text:style-name="P3">Le classe derivate presentano principalmente una funzione di ricerca piu' evoluta.</text:p>
      <text:p text:style-name="P3"/>
      <text:h text:style-name="P18" text:outline-level="2">Il Database</text:h>
      <text:p text:style-name="P3">Il database e' stato costruito con l'idea che la sua funzione sia principalmente quella di gestire i problemi di salvataggio, caricamento e accesso ai dati.Per questo motivo non implementa nessun metodo di ricerca che non sia tramite la chiave della QMap rappresentata dalla email degli utenti.</text:p>
      <text:p text:style-name="P3">E' stato scelto di adoperare un contenitore QMap in quanto permette di associare in modo univoco un puntatore polimorfo ad un utente a una chiave.</text:p>
      <text:p text:style-name="P3"/>
      <text:h text:style-name="P18" text:outline-level="2">Parte LinQedIn Admin</text:h>
      <text:p text:style-name="P3">Questa parte e' stata costruita utilizzando una parte model LinQedInAdmin, una parte di controllo LinQedInAndminController e una parte LinQedInAdminView.Tutte queste classi possiedono metodi virtuali.</text:p>
      <text:p text:style-name="P3">La classe LinQedInAdmin possiede un costruttore ad un parametro che accetta un puntatore polimorfo ad un oggetto database e mette a disposizione tutte le operazioni che l'amministratore puo' compiere.</text:p>
      <text:p text:style-name="P3">La classe <text:s/>LinQedInAndminController possiede un costruttore rispettivamente ad uno e a due parametri.Il primo accetta un puntatore polimorfo ad un oggetto LinQedInAdmin e il secondo che ha come parametro anche un puntatore ad un oggetto <text:s/>LinQedInAdminView.Questo per permettere una maggiore estendibilita' del codice.Il compito dell' LinQedInAndminController e' quello rilevare le signals dell'oggetto view, elaborare le informazioni tramite i metodi presenti nel <text:s/>LinQedInAdmin e aggiornare la view tramite i metodi messi a disposizione della classe <text:s/>LinQedInAdminView.</text:p>
      <text:p text:style-name="P3">La classe <text:s/>LinQedInAdminView rappresenta la parte grafica della schermata dell'amministratore e dispone di metodi virtuali permettendo cosi' di essere estesa o modificata in futuro.</text:p>
      <text:p text:style-name="P3"/>
      <text:h text:style-name="P18" text:outline-level="2">Parte LinQedIn Client</text:h>
      <text:p text:style-name="P1"><text:span text:style-name="T3">Questa parte e' stata costruita utilizzando una parte model LinQedInClient, una parte di controllo LinQedInClientController e una parte LinQedInClientView.Tutte queste classi possiedono metodi </text:span><text:soft-page-break/><text:span text:style-name="T3">virtuali.</text:span></text:p>
      <text:p text:style-name="P3">La classe LinQedInClient possiede un costruttore a due parametri che accetta puntatori polimorfi rispettivamente ad un oggetto database ed ad un oggetto AUser.</text:p>
      <text:p text:style-name="P3">La classe <text:s/>LinQedInClientController possiede un costruttore rispettivamente ad uno e a due parametri.Il primo accetta un puntatore polimorfo ad un oggetto LinQedInClient e il secondo che ha come parametro anche un puntatore ad un oggetto <text:s/>LinQedInClientView.Questo per permettere una maggiore estendibilita' del codice.Il compito dell' LinQedInClientController e' quello rilevare le signals dell'oggetto view, elaborare le informazioni tramite i metodi presenti nel <text:s/>LinQedInClient e aggiornare la view tramite i metodi messi a disposizione della classe <text:s/>LinQedInClientView.</text:p>
      <text:p text:style-name="P3">La classe <text:s/>LinQedInClientView rappresenta la parte grafica della schermata dell'utente e dispone di metodi virtuali permettendo cosi' di essere estesa o modificata in futuro.Questa classe grafica e' formata da un oggetto QTabWidget che crea delle Tab che contengono altri oggetti view.Questo per permettere una magiore modularizzazione della parte grafica e una maggiore estensibilita' del codice.La classe LinQedInClientView dispone di piu' costruttori che permettono il passaggio di puntatori ad oggetti grafici UserContactsNetView,UserBaseInfView e UserSearchView.</text:p>
      <text:p text:style-name="P3">La classe UserBaseInfView e' una classe che utilizza signal e slot per visualizzare il profilo dell'utente loggato e in caso anche per modificarlo. Questa classe e' utilizzata anche per visualizzare i profili degli utenti di linkedin.</text:p>
      <text:p text:style-name="P3">La classe <text:s/>UserContactsNetView e' una classe che <text:s/>utilizza signal e slot per visualizzare la rete delle amicizie dell'utente loggato e in caso anche per modificarla.</text:p>
      <text:p text:style-name="P3">La classe <text:s/>UserSearchView e' una classe che <text:s/>utilizza signal e slot per visualizzare la form di ricerca per ogni tipologia di utente FreeUser,BusinessUser,ExecutiveUser.</text:p>
      <text:p text:style-name="P3"/>
      <text:h text:style-name="P18" text:outline-level="2">Parte LinQedIn Login</text:h>
      <text:p text:style-name="P3">Questa parte e' stata costruita utilizzando una parte model LinQedInLogin, una parte di controllo LinQedInLoginController e una parte LinQedInLoginView.Tutte queste classi possiedono metodi virtuali.</text:p>
      <text:p text:style-name="P3">La classe LinQedInLogin carica il database db.xml ed esegue il login dell'utente o dell'amministratore.</text:p>
      <text:p text:style-name="P3">La classe <text:s/>LinQedInLoginController possiede un costruttore rispettivamente ad uno e a due parametri.Il primo accetta un puntatore polimorfo ad un oggetto LinQedInLogin e il secondo che ha come parametro anche un puntatore ad un oggetto <text:s/>LinQedInLoginView.Il compito dell' LinQedInClientController e' quello rilevare le signals dell'oggetto view, elaborare le informazioni tramite i metodi presenti nel <text:s/>LinQedInClient e aggiornare la view tramite i metodi messi a disposizione della classe <text:s/>LinQedInClientView.</text:p>
      <text:p text:style-name="P3">La classe <text:s/>LinQedInClientView rappresenta la parte grafica della schermata del login e dispone di metodi virtuali permettendo cosi' di essere estesa o modificata in futuro.I puntatori agli oggetti grafici sono protetti in modo di poter rendere possibile l'accesso a quest'ultimi anche dalle classi derivate.</text:p>
      <text:p text:style-name="P3"/>
      <text:h text:style-name="P19" text:outline-level="2">Altro</text:h>
      <text:p text:style-name="P1">Assieme ai file e' stato consegnato anche un file db.xml che contiene il database. La password per tutti gli account e': d</text:p>
      <text:list xml:id="list1847145333" text:style-name="L6">
        <text:list-item>
          <text:p text:style-name="P9"><text:soft-page-break/></text:p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GONI [IN2]</meta:initial-creator>
    <meta:creation-date>2015-02-18T16:25:20</meta:creation-date>
    <dc:date>2015-02-18T18:06:54</dc:date>
    <dc:creator>RIGONI [IN2]</dc:creator>
    <meta:editing-duration>PT12M5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4" meta:paragraph-count="57" meta:word-count="1105" meta:character-count="7611" meta:non-whitespace-character-count="6562"/>
  </office:meta>
</office:document-meta>
</file>